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>
      <style:text-properties fo:color="#4a86e8"/>
    </style:style>
    <style:style style:name="T3_2" style:family="text">
      <style:text-properties fo:color="#4a86e8"/>
    </style:style>
    <style:style style:name="T3_3" style:family="text">
      <style:text-properties fo:color="#4a86e8"/>
    </style:style>
    <style:style style:name="T3_4" style:family="text">
      <style:text-properties fo:color="#4a86e8"/>
    </style:style>
    <style:style style:name="T3_5" style:family="text">
      <style:text-properties fo:color="#4a86e8"/>
    </style:style>
    <style:style style:name="T3_6" style:family="text">
      <style:text-properties fo:color="#4a86e8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>
      <style:text-properties fo:color="#4a86e8"/>
    </style:style>
    <style:style style:name="T15_2" style:family="text">
      <style:text-properties fo:color="#4a86e8"/>
    </style:style>
    <style:style style:name="T15_3" style:family="text">
      <style:text-properties fo:color="#4a86e8"/>
    </style:style>
    <style:style style:name="T15_4" style:family="text">
      <style:text-properties fo:color="#4a86e8"/>
    </style:style>
    <style:style style:name="T15_5" style:family="text">
      <style:text-properties fo:color="#4a86e8"/>
    </style:style>
    <style:style style:name="T15_6" style:family="text">
      <style:text-properties fo:color="#4a86e8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>
      <style:text-properties fo:font-style="italic" style:font-style-asian="italic" style:font-style-complex="italic"/>
    </style:style>
    <style:style style:name="T24_19" style:family="text">
      <style:text-properties fo:font-style="italic" style:font-style-asian="italic" style:font-style-complex="italic"/>
    </style:style>
    <style:style style:name="T24_20" style:family="text">
      <style:text-properties fo:font-style="italic" style:font-style-asian="italic" style:font-style-complex="italic"/>
    </style:style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T27_1" style:family="text">
      <style:text-properties fo:color="#4a86e8"/>
    </style:style>
    <style:style style:name="T27_2" style:family="text">
      <style:text-properties fo:color="#4a86e8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T28_10" style:family="text">
      <style:text-properties fo:font-weight="bold" style:font-weight-asian="bold" style:font-weight-complex="bold"/>
    </style:style>
    <style:style style:name="T28_11" style:family="text">
      <style:text-properties fo:font-weight="bold" style:font-weight-asian="bold" style:font-weight-complex="bold"/>
    </style:style>
    <style:style style:name="T28_12" style:family="text">
      <style:text-properties fo:font-weight="bold" style:font-weight-asian="bold" style:font-weight-complex="bold"/>
    </style:style>
    <style:style style:name="T28_13" style:family="text">
      <style:text-properties fo:font-weight="bold" style:font-weight-asian="bold" style:font-weight-complex="bold"/>
    </style:style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>
      <style:text-properties fo:font-weight="bold" style:font-weight-asian="bold" style:font-weight-complex="bold"/>
    </style:style>
    <style:style style:name="T40_8" style:family="text">
      <style:text-properties fo:font-weight="bold" style:font-weight-asian="bold" style:font-weight-complex="bold"/>
    </style:style>
    <style:style style:name="T40_9" style:family="text">
      <style:text-properties fo:font-weight="bold" style:font-weight-asian="bold" style:font-weight-complex="bold"/>
    </style:style>
    <style:style style:name="T40_10" style:family="text">
      <style:text-properties fo:font-weight="bold" style:font-weight-asian="bold" style:font-weight-complex="bold"/>
    </style:style>
    <style:style style:name="T40_11" style:family="text">
      <style:text-properties fo:font-weight="bold" style:font-weight-asian="bold" style:font-weight-complex="bold"/>
    </style:style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>
      <style:text-properties fo:font-weight="bold" style:font-weight-asian="bold" style:font-weight-complex="bold"/>
    </style:style>
    <style:style style:name="T41_12" style:family="text">
      <style:text-properties fo:font-weight="bold" style:font-weight-asian="bold" style:font-weight-complex="bold"/>
    </style:style>
    <style:style style:name="T41_13" style:family="text">
      <style:text-properties fo:font-weight="bold" style:font-weight-asian="bold" style:font-weight-complex="bold"/>
    </style:style>
    <style:style style:name="T41_14" style:family="text">
      <style:text-properties fo:font-weight="bold" style:font-weight-asian="bold" style:font-weight-complex="bold"/>
    </style:style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Heading_20_1">
      <style:paragraph-properties fo:break-before="auto" fo:line-height="115%" style:writing-mode="lr-tb"/>
    </style:style>
    <style:style style:name="T46_1" style:family="text">
      <style:text-properties fo:color="#4a86e8"/>
    </style:style>
    <style:style style:name="T46_2" style:family="text">
      <style:text-properties fo:color="#4a86e8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Heading_20_1">
      <style:paragraph-properties fo:break-before="auto" fo:line-height="115%" style:writing-mode="lr-tb"/>
    </style:style>
    <style:style style:name="T52_1" style:family="text">
      <style:text-properties fo:color="#4a86e8"/>
    </style:style>
    <style:style style:name="T52_2" style:family="text">
      <style:text-properties fo:color="#4a86e8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>
      <style:text-properties fo:color="#4a86e8"/>
    </style:style>
    <style:style style:name="T56_2" style:family="text">
      <style:text-properties fo:color="#4a86e8"/>
    </style:style>
    <style:style style:name="T56_3" style:family="text">
      <style:text-properties fo:color="#4a86e8"/>
    </style:style>
    <style:style style:name="T56_4" style:family="text">
      <style:text-properties fo:color="#4a86e8"/>
    </style:style>
    <style:style style:name="T56_5" style:family="text">
      <style:text-properties fo:color="#4a86e8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P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P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P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P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P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P6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66" style:family="paragraph" style:parent-style-name="Heading_20_1">
      <style:paragraph-properties fo:break-before="auto" fo:line-height="115%" style:writing-mode="lr-tb"/>
    </style:style>
    <style:style style:name="T66_1" style:family="text">
      <style:text-properties fo:color="#4a86e8"/>
    </style:style>
    <style:style style:name="T66_2" style:family="text">
      <style:text-properties fo:color="#4a86e8"/>
    </style:style>
    <style:style style:name="T66_3" style:family="text">
      <style:text-properties fo:color="#4a86e8"/>
    </style:style>
    <style:style style:name="T66_4" style:family="text">
      <style:text-properties fo:color="#4a86e8"/>
    </style:style>
    <style:style style:name="T66_5" style:family="text">
      <style:text-properties fo:color="#4a86e8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>
      <style:text-properties style:font-name="Courier New" style:font-name-asian="Courier New" style:font-name-complex="Courier New"/>
    </style:style>
    <style:style style:name="T67_24" style:family="text">
      <style:text-properties style:font-name="Courier New" style:font-name-asian="Courier New" style:font-name-complex="Courier New"/>
    </style:style>
    <style:style style:name="T67_25" style:family="text">
      <style:text-properties style:font-name="Courier New" style:font-name-asian="Courier New" style:font-name-complex="Courier New"/>
    </style:style>
    <style:style style:name="T67_26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T68_12" style:family="text">
      <style:text-properties fo:font-weight="bold" style:font-weight-asian="bold" style:font-weight-complex="bold"/>
    </style:style>
    <style:style style:name="T68_13" style:family="text">
      <style:text-properties fo:font-weight="bold" style:font-weight-asian="bold" style:font-weight-complex="bold"/>
    </style:style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</office:automatic-styles>
  <office:body>
    <office:text>
      <text:p text:style-name="P1"><text:bookmark-start text:name="h.2o3124gbml4h"/><text:bookmark-end text:name="h.2o3124gbml4h"/><text:span text:style-name="T1_1">PIC</text:span><text:span text:style-name="T1_2">24</text:span><text:span text:style-name="T1_3">FKA</text:span><text:span text:style-name="T1_4">301<text:s/></text:span><text:span text:style-name="T1_5">Tips</text:span><text:span text:style-name="T1_6"><text:s/>&amp;<text:s/></text:span><text:span text:style-name="T1_7">Tricks</text:span></text:p>
      <text:p text:style-name="P2"/>
      <text:h text:style-name="P3" text:outline-level="10"><text:bookmark-start text:name="h.vr384jvwdxo5"/><text:bookmark-end text:name="h.vr384jvwdxo5"/><text:span text:style-name="T3_1">Header</text:span><text:span text:style-name="T3_2"><text:s/></text:span><text:span text:style-name="T3_3">File</text:span><text:span text:style-name="T3_4"><text:s/></text:span><text:span text:style-name="T3_5">Macros</text:span><text:span text:style-name="T3_6">:</text:span></text:h>
      <text:list text:style-name="LS1" xml:id="list0">
        <text:list-item>
          <text:p text:style-name="P4"><text:span text:style-name="T4_1">Any</text:span><text:span text:style-name="T4_2"><text:s/></text:span><text:span text:style-name="T4_3">register</text:span><text:span text:style-name="T4_4"><text:s/></text:span><text:span text:style-name="T4_5">found</text:span><text:span text:style-name="T4_6"><text:s/></text:span><text:span text:style-name="T4_7">in</text:span><text:span text:style-name="T4_8"><text:s/></text:span><text:span text:style-name="T4_9">the</text:span><text:span text:style-name="T4_10"><text:s/></text:span><text:span text:style-name="T4_11">data</text:span><text:span text:style-name="T4_12"><text:s/></text:span><text:span text:style-name="T4_13">sheet</text:span><text:span text:style-name="T4_14"><text:s/></text:span><text:span text:style-name="T4_15">can</text:span><text:span text:style-name="T4_16"><text:s/></text:span><text:span text:style-name="T4_17">be</text:span><text:span text:style-name="T4_18"><text:s/></text:span><text:span text:style-name="T4_19">accessed</text:span><text:span text:style-name="T4_20"><text:s/></text:span><text:span text:style-name="T4_21">directly</text:span><text:span text:style-name="T4_22"><text:s/></text:span><text:span text:style-name="T4_23">by</text:span><text:span text:style-name="T4_24"><text:s/></text:span><text:span text:style-name="T4_25">its</text:span><text:span text:style-name="T4_26"><text:s/></text:span><text:span text:style-name="T4_27">name</text:span></text:p>
          <text:list>
            <text:list-item>
              <text:p text:style-name="P5"><text:span text:style-name="T5_1">ex</text:span><text:span text:style-name="T5_2">.<text:s/></text:span><text:span text:style-name="T5_3">to</text:span><text:span text:style-name="T5_4"><text:s/></text:span><text:span text:style-name="T5_5">set</text:span><text:span text:style-name="T5_6"><text:s/></text:span><text:span text:style-name="T5_7">register</text:span><text:span text:style-name="T5_8"><text:s/></text:span><text:span text:style-name="T5_9">PR</text:span><text:span text:style-name="T5_10">1<text:s/>(</text:span><text:span text:style-name="T5_11">period</text:span><text:span text:style-name="T5_12"><text:s/></text:span><text:span text:style-name="T5_13">for</text:span><text:span text:style-name="T5_14"><text:s/></text:span><text:span text:style-name="T5_15">timer</text:span><text:span text:style-name="T5_16"><text:s/>1)</text:span></text:p>
              <text:list>
                <text:list-item>
                  <text:p text:style-name="P6"><text:span text:style-name="T6_1">PR</text:span><text:span text:style-name="T6_2">1<text:s/>=<text:s/>0</text:span><text:span text:style-name="T6_3">x</text:span><text:span text:style-name="T6_4">7</text:span><text:span text:style-name="T6_5">FFF</text:span><text:span text:style-name="T6_6">;</text:span></text:p>
                </text:list-item>
              </text:list>
            </text:list-item>
          </text:list>
        </text:list-item>
        <text:list-item>
          <text:p text:style-name="P7"><text:span text:style-name="T7_1">Individual</text:span><text:span text:style-name="T7_2"><text:s/></text:span><text:span text:style-name="T7_3">bits</text:span><text:span text:style-name="T7_4"><text:s/></text:span><text:span text:style-name="T7_5">in</text:span><text:span text:style-name="T7_6"><text:s/></text:span><text:span text:style-name="T7_7">a</text:span><text:span text:style-name="T7_8"><text:s/></text:span><text:span text:style-name="T7_9">register</text:span><text:span text:style-name="T7_10"><text:s/></text:span><text:span text:style-name="T7_11">can</text:span><text:span text:style-name="T7_12"><text:s/></text:span><text:span text:style-name="T7_13">be</text:span><text:span text:style-name="T7_14"><text:s/></text:span><text:span text:style-name="T7_15">accessed</text:span><text:span text:style-name="T7_16"><text:s/></text:span><text:span text:style-name="T7_17">in</text:span><text:span text:style-name="T7_18"><text:s/></text:span><text:span text:style-name="T7_19">the</text:span><text:span text:style-name="T7_20"><text:s/></text:span><text:span text:style-name="T7_21">following</text:span><text:span text:style-name="T7_22"><text:s/></text:span><text:span text:style-name="T7_23">way</text:span></text:p>
          <text:list>
            <text:list-item>
              <text:p text:style-name="P8"><text:span text:style-name="T8_1">TRISAbits</text:span><text:span text:style-name="T8_2">.</text:span><text:span text:style-name="T8_3">TRISA</text:span><text:span text:style-name="T8_4">0<text:s/>=<text:s/>1;</text:span></text:p>
            </text:list-item>
          </text:list>
        </text:list-item>
        <text:list-item>
          <text:p text:style-name="P9"><text:span text:style-name="T9_1">Any</text:span><text:span text:style-name="T9_2"><text:s/></text:span><text:span text:style-name="T9_3">named</text:span><text:span text:style-name="T9_4"><text:s/></text:span><text:span text:style-name="T9_5">bit</text:span><text:span text:style-name="T9_6"><text:s/></text:span><text:span text:style-name="T9_7">within</text:span><text:span text:style-name="T9_8"><text:s/></text:span><text:span text:style-name="T9_9">a</text:span><text:span text:style-name="T9_10"><text:s/></text:span><text:span text:style-name="T9_11">register</text:span><text:span text:style-name="T9_12"><text:s/></text:span><text:span text:style-name="T9_13">can</text:span><text:span text:style-name="T9_14"><text:s/></text:span><text:span text:style-name="T9_15">also</text:span><text:span text:style-name="T9_16"><text:s/></text:span><text:span text:style-name="T9_17">be</text:span><text:span text:style-name="T9_18"><text:s/></text:span><text:span text:style-name="T9_19">accessed</text:span><text:span text:style-name="T9_20"><text:s/></text:span><text:span text:style-name="T9_21">using</text:span><text:span text:style-name="T9_22"><text:s/></text:span><text:span text:style-name="T9_23">its</text:span><text:span text:style-name="T9_24"><text:s/></text:span><text:span text:style-name="T9_25">name</text:span><text:span text:style-name="T9_26"><text:s/></text:span><text:span text:style-name="T9_27">preceded</text:span><text:span text:style-name="T9_28"><text:s/></text:span><text:span text:style-name="T9_29">by</text:span><text:span text:style-name="T9_30"><text:s/></text:span><text:span text:style-name="T9_31">an</text:span><text:span text:style-name="T9_32"><text:s/></text:span><text:span text:style-name="T9_33">underscore</text:span><text:span text:style-name="T9_34">,<text:s/></text:span><text:span text:style-name="T9_35">as</text:span><text:span text:style-name="T9_36"><text:s/></text:span><text:span text:style-name="T9_37">defined</text:span><text:span text:style-name="T9_38"><text:s/></text:span><text:span text:style-name="T9_39">in</text:span><text:span text:style-name="T9_40"><text:s/></text:span><text:span text:style-name="T9_41">the</text:span><text:span text:style-name="T9_42"><text:s/></text:span><text:span text:style-name="T9_43">header</text:span><text:span text:style-name="T9_44"><text:s/></text:span><text:span text:style-name="T9_45">file</text:span></text:p>
          <text:list>
            <text:list-item>
              <text:p text:style-name="P10"><text:span text:style-name="T10_1">ex</text:span><text:span text:style-name="T10_2">.<text:s/></text:span><text:span text:style-name="T10_3">to</text:span><text:span text:style-name="T10_4"><text:s/></text:span><text:span text:style-name="T10_5">set</text:span><text:span text:style-name="T10_6"><text:s/></text:span><text:span text:style-name="T10_7">T</text:span><text:span text:style-name="T10_8">1</text:span><text:span text:style-name="T10_9">IF</text:span><text:span text:style-name="T10_10"><text:s/>(</text:span><text:span text:style-name="T10_11">timer</text:span><text:span text:style-name="T10_12"><text:s/>1<text:s/></text:span><text:span text:style-name="T10_13">interrupt</text:span><text:span text:style-name="T10_14"><text:s/></text:span><text:span text:style-name="T10_15">flag</text:span><text:span text:style-name="T10_16">)<text:s/></text:span><text:span text:style-name="T10_17">bit</text:span><text:span text:style-name="T10_18"><text:s/></text:span><text:span text:style-name="T10_19">in</text:span><text:span text:style-name="T10_20"><text:s/></text:span><text:span text:style-name="T10_21">IFS</text:span><text:span text:style-name="T10_22">0<text:s/>(</text:span><text:span text:style-name="T10_23">interrupt</text:span><text:span text:style-name="T10_24"><text:s/></text:span><text:span text:style-name="T10_25">flag</text:span><text:span text:style-name="T10_26"><text:s/></text:span><text:span text:style-name="T10_27">register</text:span><text:span text:style-name="T10_28"><text:s/>0)</text:span></text:p>
              <text:list>
                <text:list-item>
                  <text:p text:style-name="P11"><text:span text:style-name="T11_1">_</text:span><text:span text:style-name="T11_2">T</text:span><text:span text:style-name="T11_3">1</text:span><text:span text:style-name="T11_4">IF</text:span><text:span text:style-name="T11_5"><text:s/>=<text:s/>1;</text:span></text:p>
                </text:list-item>
              </text:list>
            </text:list-item>
            <text:list-item>
              <text:p text:style-name="P12"><text:span text:style-name="T12_1">EXCEPTION</text:span><text:span text:style-name="T12_2">:</text:span><text:span text:style-name="T12_3"><text:s/></text:span><text:span text:style-name="T12_4">bit</text:span><text:span text:style-name="T12_5"><text:s/></text:span><text:span text:style-name="T12_6">names</text:span><text:span text:style-name="T12_7"><text:s/></text:span><text:span text:style-name="T12_8">for</text:span><text:span text:style-name="T12_9"><text:s/></text:span><text:span text:style-name="T12_10">peripherals</text:span><text:span text:style-name="T12_11"><text:s/></text:span><text:span text:style-name="T12_12">with</text:span><text:span text:style-name="T12_13"><text:s/></text:span><text:span text:style-name="T12_14">multiple</text:span><text:span text:style-name="T12_15"><text:s/></text:span><text:span text:style-name="T12_16">modules</text:span><text:span text:style-name="T12_17"><text:s/>(</text:span><text:span text:style-name="T12_18">timers</text:span><text:span text:style-name="T12_19">,<text:s/></text:span><text:span text:style-name="T12_20">OC</text:span><text:span text:style-name="T12_21"><text:s/></text:span><text:span text:style-name="T12_22">modules</text:span><text:span text:style-name="T12_23">)<text:s/></text:span><text:span text:style-name="T12_24">only</text:span><text:span text:style-name="T12_25"><text:s/></text:span><text:span text:style-name="T12_26">apply</text:span><text:span text:style-name="T12_27"><text:s/></text:span><text:span text:style-name="T12_28">to</text:span><text:span text:style-name="T12_29"><text:s/></text:span><text:span text:style-name="T12_30">module</text:span><text:span text:style-name="T12_31"><text:s/>1.<text:s/></text:span><text:span text:style-name="T12_32">Others</text:span><text:span text:style-name="T12_33"><text:s/></text:span><text:span text:style-name="T12_34">must</text:span><text:span text:style-name="T12_35"><text:s/></text:span><text:span text:style-name="T12_36">be</text:span><text:span text:style-name="T12_37"><text:s/></text:span><text:span text:style-name="T12_38">written</text:span><text:span text:style-name="T12_39"><text:s/></text:span><text:span text:style-name="T12_40">out</text:span><text:span text:style-name="T12_41"><text:s/></text:span><text:span text:style-name="T12_42">explicitly</text:span></text:p>
              <text:list>
                <text:list-item>
                  <text:p text:style-name="P13"><text:span text:style-name="T13_1">ex</text:span><text:span text:style-name="T13_2">.<text:s/></text:span><text:span text:style-name="T13_3">T</text:span><text:span text:style-name="T13_4">2</text:span><text:span text:style-name="T13_5">Conbits</text:span><text:span text:style-name="T13_6">.</text:span><text:span text:style-name="T13_7">TCKPS</text:span><text:span text:style-name="T13_8"><text:s/>=<text:s/>0</text:span><text:span text:style-name="T13_9">b</text:span><text:span text:style-name="T13_10">10;<text:s/></text:span><text:span text:style-name="T13_11">instead</text:span><text:span text:style-name="T13_12"><text:s/></text:span><text:span text:style-name="T13_13">of</text:span><text:span text:style-name="T13_14"><text:s/>_</text:span><text:span text:style-name="T13_15">TCKPS</text:span><text:span text:style-name="T13_16"><text:s/>=<text:s/>0</text:span><text:span text:style-name="T13_17">b</text:span><text:span text:style-name="T13_18">10;</text:span></text:p>
                </text:list-item>
              </text:list>
            </text:list-item>
          </text:list>
        </text:list-item>
      </text:list>
      <text:p text:style-name="P14"/>
      <text:h text:style-name="P15" text:outline-level="10"><text:bookmark-start text:name="h.483uwmwj9y2i"/><text:bookmark-end text:name="h.483uwmwj9y2i"/><text:span text:style-name="T15_1">Digital</text:span><text:span text:style-name="T15_2"><text:s/></text:span><text:span text:style-name="T15_3">I</text:span><text:span text:style-name="T15_4">/</text:span><text:span text:style-name="T15_5">O</text:span><text:span text:style-name="T15_6">:</text:span></text:h>
      <text:list text:style-name="LS2" xml:id="list10">
        <text:list-item>
          <text:p text:style-name="P16"><text:span text:style-name="T16_1">Be</text:span><text:span text:style-name="T16_2"><text:s/></text:span><text:span text:style-name="T16_3">sure</text:span><text:span text:style-name="T16_4"><text:s/></text:span><text:span text:style-name="T16_5">to</text:span><text:span text:style-name="T16_6"><text:s/></text:span><text:span text:style-name="T16_7">disable</text:span><text:span text:style-name="T16_8"><text:s/></text:span><text:span text:style-name="T16_9">analog</text:span><text:span text:style-name="T16_10"><text:s/></text:span><text:span text:style-name="T16_11">input</text:span><text:span text:style-name="T16_12"><text:s/></text:span><text:span text:style-name="T16_13">on</text:span><text:span text:style-name="T16_14"><text:s/></text:span><text:span text:style-name="T16_15">any</text:span><text:span text:style-name="T16_16"><text:s/></text:span><text:span text:style-name="T16_17">pins</text:span><text:span text:style-name="T16_18"><text:s/></text:span><text:span text:style-name="T16_19">being</text:span><text:span text:style-name="T16_20"><text:s/></text:span><text:span text:style-name="T16_21">used</text:span><text:span text:style-name="T16_22"><text:s/></text:span><text:span text:style-name="T16_23">for</text:span><text:span text:style-name="T16_24"><text:s/></text:span><text:span text:style-name="T16_25">digital</text:span><text:span text:style-name="T16_26"><text:s/></text:span><text:span text:style-name="T16_27">I</text:span><text:span text:style-name="T16_28">/</text:span><text:span text:style-name="T16_29">O</text:span></text:p>
          <text:list>
            <text:list-item>
              <text:p text:style-name="P17"><text:span text:style-name="T17_1">ex</text:span><text:span text:style-name="T17_2">.<text:s/></text:span><text:span text:style-name="T17_3">ANSA</text:span><text:span text:style-name="T17_4"><text:s/>=<text:s/>0;<text:s/>(</text:span><text:span text:style-name="T17_5">for</text:span><text:span text:style-name="T17_6"><text:s/></text:span><text:span text:style-name="T17_7">pins</text:span><text:span text:style-name="T17_8"><text:s/></text:span><text:span text:style-name="T17_9">on</text:span><text:span text:style-name="T17_10"><text:s/></text:span><text:span text:style-name="T17_11">port</text:span><text:span text:style-name="T17_12"><text:s/></text:span><text:span text:style-name="T17_13">A</text:span><text:span text:style-name="T17_14">)</text:span></text:p>
            </text:list-item>
          </text:list>
        </text:list-item>
      </text:list>
      <text:list text:style-name="LS3" xml:id="list12">
        <text:list-item>
          <text:p text:style-name="P18"><text:span text:style-name="T18_1">It</text:span><text:span text:style-name="T18_2"><text:s/></text:span><text:span text:style-name="T18_3">is</text:span><text:span text:style-name="T18_4"><text:s/></text:span><text:span text:style-name="T18_5">good</text:span><text:span text:style-name="T18_6"><text:s/></text:span><text:span text:style-name="T18_7">practice</text:span><text:span text:style-name="T18_8"><text:s/></text:span><text:span text:style-name="T18_9">to</text:span><text:span text:style-name="T18_10"><text:s/></text:span><text:span text:style-name="T18_11">write</text:span><text:span text:style-name="T18_12"><text:s/></text:span><text:span text:style-name="T18_13">to</text:span><text:span text:style-name="T18_14"><text:s/></text:span><text:span text:style-name="T18_15">latches</text:span><text:span text:style-name="T18_16"><text:s/></text:span><text:span text:style-name="T18_17">rather</text:span><text:span text:style-name="T18_18"><text:s/></text:span><text:span text:style-name="T18_19">than</text:span><text:span text:style-name="T18_20"><text:s/></text:span><text:span text:style-name="T18_21">directly</text:span><text:span text:style-name="T18_22"><text:s/></text:span><text:span text:style-name="T18_23">to</text:span><text:span text:style-name="T18_24"><text:s/></text:span><text:span text:style-name="T18_25">pins</text:span></text:p>
          <text:list>
            <text:list-item>
              <text:p text:style-name="P19"><text:span text:style-name="T19_1">ex</text:span><text:span text:style-name="T19_2">.<text:s/>_</text:span><text:span text:style-name="T19_3">LATA</text:span><text:span text:style-name="T19_4">6<text:s/>=<text:s/>1;<text:s/></text:span><text:span text:style-name="T19_5">instead</text:span><text:span text:style-name="T19_6"><text:s/></text:span><text:span text:style-name="T19_7">of</text:span><text:span text:style-name="T19_8"><text:s/>_</text:span><text:span text:style-name="T19_9">RA</text:span><text:span text:style-name="T19_10">6<text:s/>=<text:s/>1;</text:span></text:p>
            </text:list-item>
            <text:list-item>
              <text:p text:style-name="P20"><text:span text:style-name="T20_1">Writes</text:span><text:span text:style-name="T20_2"><text:s/></text:span><text:span text:style-name="T20_3">to</text:span><text:span text:style-name="T20_4"><text:s/></text:span><text:span text:style-name="T20_5">pins</text:span><text:span text:style-name="T20_6"><text:s/></text:span><text:span text:style-name="T20_7">should</text:span><text:span text:style-name="T20_8"><text:s/></text:span><text:span text:style-name="T20_9">be</text:span><text:span text:style-name="T20_10"><text:s/></text:span><text:span text:style-name="T20_11">interpreted</text:span><text:span text:style-name="T20_12"><text:s/></text:span><text:span text:style-name="T20_13">by</text:span><text:span text:style-name="T20_14"><text:s/></text:span><text:span text:style-name="T20_15">the</text:span><text:span text:style-name="T20_16"><text:s/></text:span><text:span text:style-name="T20_17">compiler</text:span><text:span text:style-name="T20_18"><text:s/></text:span><text:span text:style-name="T20_19">as</text:span><text:span text:style-name="T20_20"><text:s/></text:span><text:span text:style-name="T20_21">writes</text:span><text:span text:style-name="T20_22"><text:s/></text:span><text:span text:style-name="T20_23">to</text:span><text:span text:style-name="T20_24"><text:s/></text:span><text:span text:style-name="T20_25">the</text:span><text:span text:style-name="T20_26"><text:s/></text:span><text:span text:style-name="T20_27">latch</text:span><text:span text:style-name="T20_28">,<text:s/></text:span><text:span text:style-name="T20_29">but</text:span><text:span text:style-name="T20_30"><text:s/></text:span><text:span text:style-name="T20_31">there</text:span><text:span text:style-name="T20_32"><text:s/></text:span><text:span text:style-name="T20_33">have</text:span><text:span text:style-name="T20_34"><text:s/></text:span><text:span text:style-name="T20_35">been</text:span><text:span text:style-name="T20_36"><text:s/></text:span><text:span text:style-name="T20_37">problems</text:span><text:span text:style-name="T20_38"><text:s/></text:span><text:span text:style-name="T20_39">with</text:span><text:span text:style-name="T20_40"><text:s/></text:span><text:span text:style-name="T20_41">this</text:span><text:span text:style-name="T20_42"><text:s/></text:span><text:span text:style-name="T20_43">in</text:span><text:span text:style-name="T20_44"><text:s/></text:span><text:span text:style-name="T20_45">the</text:span><text:span text:style-name="T20_46"><text:s/></text:span><text:span text:style-name="T20_47">past</text:span></text:p>
            </text:list-item>
          </text:list>
        </text:list-item>
        <text:list-item>
          <text:p text:style-name="P21"><text:span text:style-name="T21_1">Pins</text:span><text:span text:style-name="T21_2"><text:s/>9<text:s/></text:span><text:span text:style-name="T21_3">and</text:span><text:span text:style-name="T21_4"><text:s/>10</text:span><text:span text:style-name="T21_5"><text:s/>(</text:span><text:span text:style-name="T21_6">RB</text:span><text:span text:style-name="T21_7">4<text:s/></text:span><text:span text:style-name="T21_8">and</text:span><text:span text:style-name="T21_9"><text:s/></text:span><text:span text:style-name="T21_10">RA</text:span><text:span text:style-name="T21_11">4)<text:s/></text:span><text:span text:style-name="T21_12">are</text:span><text:span text:style-name="T21_13"><text:s/></text:span><text:span text:style-name="T21_14">shared</text:span><text:span text:style-name="T21_15"><text:s/></text:span><text:span text:style-name="T21_16">with</text:span><text:span text:style-name="T21_17"><text:s/></text:span><text:span text:style-name="T21_18">the</text:span><text:span text:style-name="T21_19"><text:s/></text:span><text:span text:style-name="T21_20">secondary</text:span><text:span text:style-name="T21_21"><text:s/></text:span><text:span text:style-name="T21_22">oscillator</text:span><text:span text:style-name="T21_23"><text:s/></text:span><text:span text:style-name="T21_24">peripheral</text:span><text:span text:style-name="T21_25">.<text:s/></text:span><text:span text:style-name="T21_26">To</text:span><text:span text:style-name="T21_27"><text:s/></text:span><text:span text:style-name="T21_28">use</text:span><text:span text:style-name="T21_29"><text:s/></text:span><text:span text:style-name="T21_30">these</text:span><text:span text:style-name="T21_31"><text:s/></text:span><text:span text:style-name="T21_32">pins</text:span><text:span text:style-name="T21_33"><text:s/></text:span><text:span text:style-name="T21_34">for</text:span><text:span text:style-name="T21_35"><text:s/></text:span><text:span text:style-name="T21_36">digital</text:span><text:span text:style-name="T21_37"><text:s/></text:span><text:span text:style-name="T21_38">I</text:span><text:span text:style-name="T21_39">/</text:span><text:span text:style-name="T21_40">O</text:span><text:span text:style-name="T21_41"><text:s/></text:span><text:span text:style-name="T21_42">you</text:span><text:span text:style-name="T21_43"><text:s/></text:span><text:span text:style-name="T21_44">need</text:span><text:span text:style-name="T21_45"><text:s/></text:span><text:span text:style-name="T21_46">to</text:span><text:span text:style-name="T21_47"><text:s/></text:span><text:span text:style-name="T21_48">clear</text:span><text:span text:style-name="T21_49"><text:s/></text:span><text:span text:style-name="T21_50">the</text:span><text:span text:style-name="T21_51"><text:s/></text:span><text:span text:style-name="T21_52">SOSCSRC</text:span><text:span text:style-name="T21_53"><text:s/></text:span><text:span text:style-name="T21_54">bit</text:span><text:span text:style-name="T21_55"><text:s/></text:span><text:span text:style-name="T21_56">of</text:span><text:span text:style-name="T21_57"><text:s/></text:span><text:span text:style-name="T21_58">the</text:span><text:span text:style-name="T21_59"><text:s/></text:span><text:span text:style-name="T21_60">FOSCSEL</text:span><text:span text:style-name="T21_61"><text:s/></text:span><text:span text:style-name="T21_62">configuration</text:span><text:span text:style-name="T21_63"><text:s/></text:span><text:span text:style-name="T21_64">register</text:span><text:span text:style-name="T21_65">.<text:s/></text:span><text:span text:style-name="T21_66">This</text:span><text:span text:style-name="T21_67"><text:s/></text:span><text:span text:style-name="T21_68">can</text:span><text:span text:style-name="T21_69"><text:s/></text:span><text:span text:style-name="T21_70">be</text:span><text:span text:style-name="T21_71"><text:s/></text:span><text:span text:style-name="T21_72">accomplished</text:span><text:span text:style-name="T21_73"><text:s/></text:span><text:span text:style-name="T21_74">when</text:span><text:span text:style-name="T21_75"><text:s/></text:span><text:span text:style-name="T21_76">you</text:span><text:span text:style-name="T21_77"><text:s/></text:span><text:span text:style-name="T21_78">select</text:span><text:span text:style-name="T21_79"><text:s/></text:span><text:span text:style-name="T21_80">your</text:span><text:span text:style-name="T21_81"><text:s/></text:span><text:span text:style-name="T21_82">oscillator</text:span><text:span text:style-name="T21_83"><text:s/></text:span><text:span text:style-name="T21_84">source</text:span><text:span text:style-name="T21_85">,<text:s/></text:span><text:span text:style-name="T21_86">e</text:span><text:span text:style-name="T21_87">.</text:span><text:span text:style-name="T21_88">g</text:span><text:span text:style-name="T21_89">.,<text:s/>_</text:span><text:span text:style-name="T21_90">FOSCSEL</text:span><text:span text:style-name="T21_91">(</text:span><text:span text:style-name="T21_92">FNOSC</text:span><text:span text:style-name="T21_93">_</text:span><text:span text:style-name="T21_94">LPRC</text:span><text:span text:style-name="T21_95"><text:s/>&amp;<text:s/></text:span><text:span text:style-name="T21_96">SOSCSRC</text:span><text:span text:style-name="T21_97">_</text:span><text:span text:style-name="T21_98">DIG</text:span><text:span text:style-name="T21_99">);</text:span></text:p>
        </text:list-item>
        <text:list-item>
          <text:p text:style-name="P22"><text:span text:style-name="T22_1">Pin</text:span><text:span text:style-name="T22_2"><text:s/>8<text:s/></text:span><text:span text:style-name="T22_3">(</text:span><text:span text:style-name="T22_4">RA</text:span><text:span text:style-name="T22_5">3)<text:s/></text:span><text:span text:style-name="T22_6">defaults</text:span><text:span text:style-name="T22_7"><text:s/></text:span><text:span text:style-name="T22_8">as</text:span><text:span text:style-name="T22_9"><text:s/></text:span><text:span text:style-name="T22_10">a</text:span><text:span text:style-name="T22_11"><text:s/></text:span><text:span text:style-name="T22_12">clock</text:span><text:span text:style-name="T22_13"><text:s/></text:span><text:span text:style-name="T22_14">output</text:span><text:span text:style-name="T22_15"><text:s/>(</text:span><text:span text:style-name="T22_16">CLKO</text:span><text:span text:style-name="T22_17">).<text:s/></text:span><text:span text:style-name="T22_18">This</text:span><text:span text:style-name="T22_19"><text:s/></text:span><text:span text:style-name="T22_20">functionality</text:span><text:span text:style-name="T22_21"><text:s/></text:span><text:span text:style-name="T22_22">must</text:span><text:span text:style-name="T22_23"><text:s/></text:span><text:span text:style-name="T22_24">be</text:span><text:span text:style-name="T22_25"><text:s/></text:span><text:span text:style-name="T22_26">disabled</text:span><text:span text:style-name="T22_27"><text:s/></text:span><text:span text:style-name="T22_28">in</text:span><text:span text:style-name="T22_29"><text:s/></text:span><text:span text:style-name="T22_30">order</text:span><text:span text:style-name="T22_31"><text:s/></text:span><text:span text:style-name="T22_32">to</text:span><text:span text:style-name="T22_33"><text:s/></text:span><text:span text:style-name="T22_34">use</text:span><text:span text:style-name="T22_35"><text:s/></text:span><text:span text:style-name="T22_36">pin</text:span><text:span text:style-name="T22_37"><text:s/>8<text:s/></text:span><text:span text:style-name="T22_38">for</text:span><text:span text:style-name="T22_39"><text:s/></text:span><text:span text:style-name="T22_40">digital</text:span><text:span text:style-name="T22_41"><text:s/></text:span><text:span text:style-name="T22_42">I</text:span><text:span text:style-name="T22_43">/</text:span><text:span text:style-name="T22_44">O</text:span><text:span text:style-name="T22_45">.<text:s/></text:span><text:span text:style-name="T22_46">Include</text:span><text:span text:style-name="T22_47"><text:s/></text:span><text:span text:style-name="T22_48">the</text:span><text:span text:style-name="T22_49"><text:s/></text:span><text:span text:style-name="T22_50">following</text:span><text:span text:style-name="T22_51"><text:s/></text:span><text:span text:style-name="T22_52">code</text:span><text:span text:style-name="T22_53"><text:s/></text:span><text:span text:style-name="T22_54">outside</text:span><text:span text:style-name="T22_55"><text:s/></text:span><text:span text:style-name="T22_56">your</text:span><text:span text:style-name="T22_57"><text:s/></text:span><text:span text:style-name="T22_58">main</text:span><text:span text:style-name="T22_59"><text:s/></text:span><text:span text:style-name="T22_60">function</text:span><text:span text:style-name="T22_61">:</text:span></text:p>
          <text:list>
            <text:list-item>
              <text:p text:style-name="P23"><text:span text:style-name="T23_1">_</text:span><text:span text:style-name="T23_2">FOSC</text:span><text:span text:style-name="T23_3">(</text:span><text:span text:style-name="T23_4">OSCIOFNC</text:span><text:span text:style-name="T23_5">_</text:span><text:span text:style-name="T23_6">OFF</text:span><text:span text:style-name="T23_7">)</text:span></text:p>
            </text:list-item>
          </text:list>
        </text:list-item>
        <text:list-item>
          <text:p text:style-name="P24"><text:span text:style-name="T24_1">Pin</text:span><text:span text:style-name="T24_2"><text:s/>1</text:span><text:span text:style-name="T24_3"><text:s/></text:span><text:span text:style-name="T24_4">can</text:span><text:span text:style-name="T24_5"><text:s/></text:span><text:span text:style-name="T24_6">be</text:span><text:span text:style-name="T24_7"><text:s/></text:span><text:span text:style-name="T24_8">used</text:span><text:span text:style-name="T24_9"><text:s/></text:span><text:span text:style-name="T24_10">as</text:span><text:span text:style-name="T24_11"><text:s/></text:span><text:span text:style-name="T24_12">a</text:span><text:span text:style-name="T24_13"><text:s/></text:span><text:span text:style-name="T24_14">digital</text:span><text:span text:style-name="T24_15"><text:s/></text:span><text:span text:style-name="T24_16">input</text:span><text:span text:style-name="T24_17"><text:s/>(</text:span><text:span text:style-name="T24_18">not</text:span><text:span text:style-name="T24_19"><text:s/></text:span><text:span text:style-name="T24_20">output</text:span><text:span text:style-name="T24_21">)</text:span><text:span text:style-name="T24_22"><text:s/></text:span><text:span text:style-name="T24_23">if</text:span><text:span text:style-name="T24_24"><text:s/></text:span><text:span text:style-name="T24_25">the</text:span><text:span text:style-name="T24_26"><text:s/></text:span><text:span text:style-name="T24_27">MCLRE</text:span><text:span text:style-name="T24_28"><text:s/></text:span><text:span text:style-name="T24_29">bit</text:span><text:span text:style-name="T24_30"><text:s/></text:span><text:span text:style-name="T24_31">in</text:span><text:span text:style-name="T24_32"><text:s/></text:span><text:span text:style-name="T24_33">the</text:span><text:span text:style-name="T24_34"><text:s/></text:span><text:span text:style-name="T24_35">FPOR</text:span><text:span text:style-name="T24_36"><text:s/></text:span><text:span text:style-name="T24_37">register</text:span><text:span text:style-name="T24_38"><text:s/></text:span><text:span text:style-name="T24_39">is</text:span><text:span text:style-name="T24_40"><text:s/></text:span><text:span text:style-name="T24_41">set</text:span><text:span text:style-name="T24_42"><text:s/></text:span><text:span text:style-name="T24_43">to</text:span><text:span text:style-name="T24_44"><text:s/>0.<text:s/></text:span><text:span text:style-name="T24_45">Include</text:span><text:span text:style-name="T24_46"><text:s/></text:span><text:span text:style-name="T24_47">the</text:span><text:span text:style-name="T24_48"><text:s/></text:span><text:span text:style-name="T24_49">following</text:span><text:span text:style-name="T24_50"><text:s/></text:span><text:span text:style-name="T24_51">code</text:span><text:span text:style-name="T24_52"><text:s/></text:span><text:span text:style-name="T24_53">outside</text:span><text:span text:style-name="T24_54"><text:s/></text:span><text:span text:style-name="T24_55">your</text:span><text:span text:style-name="T24_56"><text:s/></text:span><text:span text:style-name="T24_57">main</text:span><text:span text:style-name="T24_58"><text:s/></text:span><text:span text:style-name="T24_59">function</text:span><text:span text:style-name="T24_60">:</text:span></text:p>
          <text:list>
            <text:list-item>
              <text:p text:style-name="P25"><text:span text:style-name="T25_1">_</text:span><text:span text:style-name="T25_2">FPOR</text:span><text:span text:style-name="T25_3">(</text:span><text:span text:style-name="T25_4">MCLRE</text:span><text:span text:style-name="T25_5">_</text:span><text:span text:style-name="T25_6">OFF</text:span><text:span text:style-name="T25_7">)</text:span></text:p>
            </text:list-item>
          </text:list>
        </text:list-item>
      </text:list>
      <text:p text:style-name="P26"/>
      <text:h text:style-name="P27" text:outline-level="10"><text:bookmark-start text:name="h.i1hcy2iwg77i"/><text:bookmark-end text:name="h.i1hcy2iwg77i"/><text:span text:style-name="T27_1">Interrupts</text:span><text:span text:style-name="T27_2">:</text:span></text:h>
      <text:list text:style-name="LS4" xml:id="list20">
        <text:list-item>
          <text:p text:style-name="P28"><text:span text:style-name="T28_1">A</text:span><text:span text:style-name="T28_2"><text:s/></text:span><text:span text:style-name="T28_3">complete</text:span><text:span text:style-name="T28_4"><text:s/></text:span><text:span text:style-name="T28_5">list</text:span><text:span text:style-name="T28_6"><text:s/></text:span><text:span text:style-name="T28_7">of</text:span><text:span text:style-name="T28_8"><text:s/></text:span><text:span text:style-name="T28_9">defined</text:span><text:span text:style-name="T28_10"><text:s/></text:span><text:span text:style-name="T28_11">interrupt</text:span><text:span text:style-name="T28_12"><text:s/></text:span><text:span text:style-name="T28_13">names</text:span><text:span text:style-name="T28_14"><text:s/></text:span><text:span text:style-name="T28_15">can</text:span><text:span text:style-name="T28_16"><text:s/></text:span><text:span text:style-name="T28_17">be</text:span><text:span text:style-name="T28_18"><text:s/></text:span><text:span text:style-name="T28_19">found</text:span><text:span text:style-name="T28_20"><text:s/></text:span><text:span text:style-name="T28_21">at</text:span><text:span text:style-name="T28_22"><text:s/>“</text:span><text:span text:style-name="T28_23">C</text:span><text:span text:style-name="T28_24">:\</text:span><text:span text:style-name="T28_25">Program</text:span><text:span text:style-name="T28_26"><text:s/></text:span><text:span text:style-name="T28_27">Files</text:span><text:span text:style-name="T28_28"><text:s/>(</text:span><text:span text:style-name="T28_29">x</text:span><text:span text:style-name="T28_30">86)\</text:span><text:span text:style-name="T28_31">Microchip</text:span><text:span text:style-name="T28_32">\</text:span><text:span text:style-name="T28_33">xc</text:span><text:span text:style-name="T28_34">16\</text:span><text:span text:style-name="T28_35">v</text:span><text:span text:style-name="T28_36">1.21\</text:span><text:span text:style-name="T28_37">support</text:span><text:span text:style-name="T28_38">\</text:span><text:span text:style-name="T28_39">PIC</text:span><text:span text:style-name="T28_40">24</text:span><text:span text:style-name="T28_41">F</text:span><text:span text:style-name="T28_42">\</text:span><text:span text:style-name="T28_43">gld</text:span><text:span text:style-name="T28_44">\</text:span><text:span text:style-name="T28_45">p</text:span><text:span text:style-name="T28_46">24</text:span><text:span text:style-name="T28_47">F</text:span><text:span text:style-name="T28_48">16</text:span><text:span text:style-name="T28_49">KA</text:span><text:span text:style-name="T28_50">301.</text:span><text:span text:style-name="T28_51">gld</text:span><text:span text:style-name="T28_52">”<text:s/></text:span><text:span text:style-name="T28_53">beginning</text:span><text:span text:style-name="T28_54"><text:s/></text:span><text:span text:style-name="T28_55">at</text:span><text:span text:style-name="T28_56"><text:s/></text:span><text:span text:style-name="T28_57">line</text:span><text:span text:style-name="T28_58"><text:s/>254.<text:s/></text:span><text:span text:style-name="T28_59">Here</text:span><text:span text:style-name="T28_60"><text:s/></text:span><text:span text:style-name="T28_61">are</text:span><text:span text:style-name="T28_62"><text:s/></text:span><text:span text:style-name="T28_63">some</text:span><text:span text:style-name="T28_64"><text:s/></text:span><text:span text:style-name="T28_65">of</text:span><text:span text:style-name="T28_66"><text:s/></text:span><text:span text:style-name="T28_67">the</text:span><text:span text:style-name="T28_68"><text:s/></text:span><text:span text:style-name="T28_69">most</text:span><text:span text:style-name="T28_70"><text:s/></text:span><text:span text:style-name="T28_71">useful</text:span><text:span text:style-name="T28_72"><text:s/></text:span><text:span text:style-name="T28_73">ones</text:span><text:span text:style-name="T28_74"><text:s/>(</text:span><text:span text:style-name="T28_75">replace</text:span><text:span text:style-name="T28_76"><text:s/>‘</text:span><text:span text:style-name="T28_77">x</text:span><text:span text:style-name="T28_78">’<text:s/></text:span><text:span text:style-name="T28_79">with</text:span><text:span text:style-name="T28_80"><text:s/></text:span><text:span text:style-name="T28_81">number</text:span><text:span text:style-name="T28_82"><text:s/></text:span><text:span text:style-name="T28_83">of</text:span><text:span text:style-name="T28_84"><text:s/></text:span><text:span text:style-name="T28_85">module</text:span><text:span text:style-name="T28_86"><text:s/></text:span><text:span text:style-name="T28_87">you</text:span><text:span text:style-name="T28_88"><text:s/></text:span><text:span text:style-name="T28_89">use</text:span><text:span text:style-name="T28_90">):</text:span></text:p>
          <text:list>
            <text:list-item>
              <text:p text:style-name="P29"><text:span text:style-name="T29_1">_</text:span><text:span text:style-name="T29_2">INTxInterrupt</text:span></text:p>
            </text:list-item>
            <text:list-item>
              <text:p text:style-name="P30"><text:span text:style-name="T30_1">_</text:span><text:span text:style-name="T30_2">OCxInterrupt</text:span></text:p>
            </text:list-item>
            <text:list-item>
              <text:p text:style-name="P31"><text:span text:style-name="T31_1">_</text:span><text:span text:style-name="T31_2">TxInterrupt</text:span></text:p>
            </text:list-item>
            <text:list-item>
              <text:p text:style-name="P32"><text:span text:style-name="T32_1">_</text:span><text:span text:style-name="T32_2">ADC</text:span><text:span text:style-name="T32_3">1</text:span><text:span text:style-name="T32_4">Interrupt</text:span></text:p>
            </text:list-item>
            <text:list-item>
              <text:p text:style-name="P33"><text:span text:style-name="T33_1">_</text:span><text:span text:style-name="T33_2">CNInterrupt</text:span></text:p>
            </text:list-item>
            <text:list-item>
              <text:p text:style-name="P34"><text:span text:style-name="T34_1">_</text:span><text:span text:style-name="T34_2">CompInterrupt</text:span></text:p>
            </text:list-item>
          </text:list>
        </text:list-item>
        <text:list-item>
          <text:p text:style-name="P35"><text:span text:style-name="T35_1">To</text:span><text:span text:style-name="T35_2"><text:s/></text:span><text:span text:style-name="T35_3">avoid</text:span><text:span text:style-name="T35_4"><text:s/>“</text:span><text:span text:style-name="T35_5">PSV</text:span><text:span text:style-name="T35_6"><text:s/></text:span><text:span text:style-name="T35_7">model</text:span><text:span text:style-name="T35_8"><text:s/></text:span><text:span text:style-name="T35_9">not</text:span><text:span text:style-name="T35_10"><text:s/></text:span><text:span text:style-name="T35_11">specified</text:span><text:span text:style-name="T35_12">”<text:s/></text:span><text:span text:style-name="T35_13">error</text:span><text:span text:style-name="T35_14">,<text:s/></text:span><text:span text:style-name="T35_15">replace</text:span><text:span text:style-name="T35_16"><text:s/>_</text:span><text:span text:style-name="T35_17">ISR</text:span><text:span text:style-name="T35_18"><text:s/></text:span><text:span text:style-name="T35_19">with</text:span><text:span text:style-name="T35_20"><text:s/></text:span><text:span text:style-name="T35_21">the</text:span><text:span text:style-name="T35_22"><text:s/></text:span><text:span text:style-name="T35_23">following</text:span></text:p>
          <text:list>
            <text:list-item>
              <text:p text:style-name="P36"><text:span text:style-name="T36_1">__</text:span><text:span text:style-name="T36_2">attribute</text:span><text:span text:style-name="T36_3">__((</text:span><text:span text:style-name="T36_4">interrupt</text:span><text:span text:style-name="T36_5">,<text:s/></text:span><text:span text:style-name="T36_6">no</text:span><text:span text:style-name="T36_7">_</text:span><text:span text:style-name="T36_8">auto</text:span><text:span text:style-name="T36_9">_</text:span><text:span text:style-name="T36_10">psv</text:span><text:span text:style-name="T36_11">))</text:span></text:p>
            </text:list-item>
          </text:list>
        </text:list-item>
        <text:list-item>
          <text:p text:style-name="P37"><text:span text:style-name="T37_1">For</text:span><text:span text:style-name="T37_2"><text:s/></text:span><text:span text:style-name="T37_3">input</text:span><text:span text:style-name="T37_4"><text:s/></text:span><text:span text:style-name="T37_5">change</text:span><text:span text:style-name="T37_6"><text:s/></text:span><text:span text:style-name="T37_7">notification</text:span><text:span text:style-name="T37_8"><text:s/>(</text:span><text:span text:style-name="T37_9">CN</text:span><text:span text:style-name="T37_10">)<text:s/></text:span><text:span text:style-name="T37_11">you</text:span><text:span text:style-name="T37_12"><text:s/></text:span><text:span text:style-name="T37_13">must</text:span><text:span text:style-name="T37_14"><text:s/></text:span><text:span text:style-name="T37_15">enable</text:span><text:span text:style-name="T37_16"><text:s/></text:span><text:span text:style-name="T37_17">individual</text:span><text:span text:style-name="T37_18"><text:s/></text:span><text:span text:style-name="T37_19">pin</text:span><text:span text:style-name="T37_20"><text:s/></text:span><text:span text:style-name="T37_21">and</text:span><text:span text:style-name="T37_22"><text:s/></text:span><text:span text:style-name="T37_23">general</text:span><text:span text:style-name="T37_24"><text:s/></text:span><text:span text:style-name="T37_25">interrupt</text:span></text:p>
          <text:list>
            <text:list-item>
              <text:p text:style-name="P38"><text:span text:style-name="T38_1">ex</text:span><text:span text:style-name="T38_2">.<text:s/>_</text:span><text:span text:style-name="T38_3">CN</text:span><text:span text:style-name="T38_4">5</text:span><text:span text:style-name="T38_5">IE</text:span><text:span text:style-name="T38_6"><text:s/>=<text:s/>1;<text:tab/>//<text:s/></text:span><text:span text:style-name="T38_7">specific</text:span><text:span text:style-name="T38_8"><text:s/></text:span><text:span text:style-name="T38_9">pin</text:span><text:span text:style-name="T38_10"><text:s/></text:span><text:span text:style-name="T38_11">interrupt</text:span><text:span text:style-name="T38_12"><text:s/></text:span><text:span text:style-name="T38_13">enable</text:span></text:p>
            </text:list-item>
            <text:list-item>
              <text:p text:style-name="P39"><text:span text:style-name="T39_1"><text:s text:c="6"/>_</text:span><text:span text:style-name="T39_2">CNIE</text:span><text:span text:style-name="T39_3"><text:s/>=<text:s/>1;<text:tab/><text:tab/>//<text:s/></text:span><text:span text:style-name="T39_4">global</text:span><text:span text:style-name="T39_5"><text:s/></text:span><text:span text:style-name="T39_6">interrupt</text:span><text:span text:style-name="T39_7"><text:s/></text:span><text:span text:style-name="T39_8">enable</text:span></text:p>
            </text:list-item>
          </text:list>
        </text:list-item>
        <text:list-item>
          <text:p text:style-name="P40"><text:span text:style-name="T40_1">Make</text:span><text:span text:style-name="T40_2"><text:s/></text:span><text:span text:style-name="T40_3">sure</text:span><text:span text:style-name="T40_4"><text:s/></text:span><text:span text:style-name="T40_5">there</text:span><text:span text:style-name="T40_6"><text:s/></text:span><text:span text:style-name="T40_7">is</text:span><text:span text:style-name="T40_8"><text:s/></text:span><text:span text:style-name="T40_9">a</text:span><text:span text:style-name="T40_10"><text:s/></text:span><text:span text:style-name="T40_11">space</text:span><text:span text:style-name="T40_12"><text:s/></text:span><text:span text:style-name="T40_13">between</text:span><text:span text:style-name="T40_14"><text:s/>_</text:span><text:span text:style-name="T40_15">ISR</text:span><text:span text:style-name="T40_16"><text:s/></text:span><text:span text:style-name="T40_17">and</text:span><text:span text:style-name="T40_18"><text:s/>_</text:span><text:span text:style-name="T40_19">T</text:span><text:span text:style-name="T40_20">1</text:span><text:span text:style-name="T40_21">Interrupt</text:span><text:span text:style-name="T40_22">(</text:span><text:span text:style-name="T40_23">void</text:span><text:span text:style-name="T40_24">).<text:s/></text:span><text:span text:style-name="T40_25">The</text:span><text:span text:style-name="T40_26"><text:s/></text:span><text:span text:style-name="T40_27">correct</text:span><text:span text:style-name="T40_28"><text:s/></text:span><text:span text:style-name="T40_29">line</text:span><text:span text:style-name="T40_30"><text:s/></text:span><text:span text:style-name="T40_31">should</text:span><text:span text:style-name="T40_32"><text:s/></text:span><text:span text:style-name="T40_33">read</text:span><text:span text:style-name="T40_34"><text:s/>“</text:span><text:span text:style-name="T40_35">void</text:span><text:span text:style-name="T40_36"><text:s/>_</text:span><text:span text:style-name="T40_37">ISR</text:span><text:span text:style-name="T40_38"><text:s/>_</text:span><text:span text:style-name="T40_39">T</text:span><text:span text:style-name="T40_40">1</text:span><text:span text:style-name="T40_41">Interrupt</text:span><text:span text:style-name="T40_42">(</text:span><text:span text:style-name="T40_43">void</text:span><text:span text:style-name="T40_44">)”.<text:s/></text:span><text:span text:style-name="T40_45">Without</text:span><text:span text:style-name="T40_46"><text:s/></text:span><text:span text:style-name="T40_47">a</text:span><text:span text:style-name="T40_48"><text:s/></text:span><text:span text:style-name="T40_49">space</text:span><text:span text:style-name="T40_50"><text:s/></text:span><text:span text:style-name="T40_51">it</text:span><text:span text:style-name="T40_52"><text:s/></text:span><text:span text:style-name="T40_53">will</text:span><text:span text:style-name="T40_54"><text:s/></text:span><text:span text:style-name="T40_55">build</text:span><text:span text:style-name="T40_56"><text:s/></text:span><text:span text:style-name="T40_57">fine</text:span><text:span text:style-name="T40_58"><text:s/></text:span><text:span text:style-name="T40_59">and</text:span><text:span text:style-name="T40_60"><text:s/></text:span><text:span text:style-name="T40_61">give</text:span><text:span text:style-name="T40_62"><text:s/></text:span><text:span text:style-name="T40_63">no</text:span><text:span text:style-name="T40_64"><text:s/></text:span><text:span text:style-name="T40_65">errors</text:span><text:span text:style-name="T40_66"><text:s/></text:span><text:span text:style-name="T40_67">or</text:span><text:span text:style-name="T40_68"><text:s/></text:span><text:span text:style-name="T40_69">warning</text:span><text:span text:style-name="T40_70">,<text:s/></text:span><text:span text:style-name="T40_71">but</text:span><text:span text:style-name="T40_72"><text:s/></text:span><text:span text:style-name="T40_73">the</text:span><text:span text:style-name="T40_74"><text:s/></text:span><text:span text:style-name="T40_75">interrupt</text:span><text:span text:style-name="T40_76"><text:s/></text:span><text:span text:style-name="T40_77">will</text:span><text:span text:style-name="T40_78"><text:s/></text:span><text:span text:style-name="T40_79">not</text:span><text:span text:style-name="T40_80"><text:s/></text:span><text:span text:style-name="T40_81">work</text:span><text:span text:style-name="T40_82">.</text:span></text:p>
        </text:list-item>
        <text:list-item>
          <text:p text:style-name="P41"><text:span text:style-name="T41_1">Do</text:span><text:span text:style-name="T41_2"><text:s/></text:span><text:span text:style-name="T41_3">not</text:span><text:span text:style-name="T41_4"><text:s/></text:span><text:span text:style-name="T41_5">make</text:span><text:span text:style-name="T41_6"><text:s/></text:span><text:span text:style-name="T41_7">function</text:span><text:span text:style-name="T41_8"><text:s/></text:span><text:span text:style-name="T41_9">calls</text:span><text:span text:style-name="T41_10"><text:s/></text:span><text:span text:style-name="T41_11">inside</text:span><text:span text:style-name="T41_12"><text:s/></text:span><text:span text:style-name="T41_13">interrupts</text:span><text:span text:style-name="T41_14">.</text:span><text:span text:style-name="T41_15"><text:s/></text:span><text:span text:style-name="T41_16">It</text:span><text:span text:style-name="T41_17"><text:s/></text:span><text:span text:style-name="T41_18">will</text:span><text:span text:style-name="T41_19"><text:s/></text:span><text:span text:style-name="T41_20">build</text:span><text:span text:style-name="T41_21"><text:s/></text:span><text:span text:style-name="T41_22">fine</text:span><text:span text:style-name="T41_23">,<text:s/></text:span><text:span text:style-name="T41_24">but</text:span><text:span text:style-name="T41_25"><text:s/></text:span><text:span text:style-name="T41_26">it</text:span><text:span text:style-name="T41_27"><text:s/></text:span><text:span text:style-name="T41_28">will</text:span><text:span text:style-name="T41_29"><text:s/></text:span><text:span text:style-name="T41_30">get</text:span><text:span text:style-name="T41_31"><text:s/></text:span><text:span text:style-name="T41_32">stuck</text:span><text:span text:style-name="T41_33"><text:s/></text:span><text:span text:style-name="T41_34">at</text:span><text:span text:style-name="T41_35"><text:s/></text:span><text:span text:style-name="T41_36">the</text:span><text:span text:style-name="T41_37"><text:s/></text:span><text:span text:style-name="T41_38">function</text:span><text:span text:style-name="T41_39">.<text:s/></text:span><text:span text:style-name="T41_40">In</text:span><text:span text:style-name="T41_41"><text:s/></text:span><text:span text:style-name="T41_42">general</text:span><text:span text:style-name="T41_43">,<text:s/></text:span><text:span text:style-name="T41_44">interrupts</text:span><text:span text:style-name="T41_45"><text:s/></text:span><text:span text:style-name="T41_46">are</text:span><text:span text:style-name="T41_47"><text:s/></text:span><text:span text:style-name="T41_48">designed</text:span><text:span text:style-name="T41_49"><text:s/></text:span><text:span text:style-name="T41_50">for</text:span><text:span text:style-name="T41_51"><text:s/></text:span><text:span text:style-name="T41_52">very</text:span><text:span text:style-name="T41_53"><text:s/></text:span><text:span text:style-name="T41_54">specific</text:span><text:span text:style-name="T41_55"><text:s/></text:span><text:span text:style-name="T41_56">actions</text:span><text:span text:style-name="T41_57"><text:s/></text:span><text:span text:style-name="T41_58">that</text:span><text:span text:style-name="T41_59"><text:s/></text:span><text:span text:style-name="T41_60">do</text:span><text:span text:style-name="T41_61"><text:s/></text:span><text:span text:style-name="T41_62">not</text:span><text:span text:style-name="T41_63"><text:s/></text:span><text:span text:style-name="T41_64">involve</text:span><text:span text:style-name="T41_65"><text:s/></text:span><text:span text:style-name="T41_66">making</text:span><text:span text:style-name="T41_67"><text:s/></text:span><text:span text:style-name="T41_68">function</text:span><text:span text:style-name="T41_69"><text:s/></text:span><text:span text:style-name="T41_70">calls</text:span><text:span text:style-name="T41_71">.<text:s/></text:span><text:span text:style-name="T41_72">If</text:span><text:span text:style-name="T41_73"><text:s/></text:span><text:span text:style-name="T41_74">necessary</text:span><text:span text:style-name="T41_75">,<text:s/></text:span><text:span text:style-name="T41_76">include</text:span><text:span text:style-name="T41_77"><text:s/></text:span><text:span text:style-name="T41_78">the</text:span><text:span text:style-name="T41_79"><text:s/></text:span><text:span text:style-name="T41_80">lines</text:span><text:span text:style-name="T41_81"><text:s/></text:span><text:span text:style-name="T41_82">from</text:span><text:span text:style-name="T41_83"><text:s/></text:span><text:span text:style-name="T41_84">the</text:span><text:span text:style-name="T41_85"><text:s/></text:span><text:span text:style-name="T41_86">function</text:span><text:span text:style-name="T41_87"><text:s/></text:span><text:span text:style-name="T41_88">in</text:span><text:span text:style-name="T41_89"><text:s/></text:span><text:span text:style-name="T41_90">the</text:span><text:span text:style-name="T41_91"><text:s/></text:span><text:span text:style-name="T41_92">interrupt</text:span><text:span text:style-name="T41_93">.</text:span></text:p>
        </text:list-item>
        <text:list-item>
          <text:p text:style-name="P42"><text:span text:style-name="T42_1">OC</text:span><text:span text:style-name="T42_2">/</text:span><text:span text:style-name="T42_3">PWM</text:span><text:span text:style-name="T42_4"><text:s/></text:span><text:span text:style-name="T42_5">interrupts</text:span></text:p>
          <text:list>
            <text:list-item>
              <text:p text:style-name="P43"><text:span text:style-name="T43_1">If</text:span><text:span text:style-name="T43_2"><text:s/></text:span><text:span text:style-name="T43_3">you</text:span><text:span text:style-name="T43_4"><text:s/></text:span><text:span text:style-name="T43_5">have</text:span><text:span text:style-name="T43_6"><text:s/></text:span><text:span text:style-name="T43_7">selected</text:span><text:span text:style-name="T43_8"><text:s/></text:span><text:span text:style-name="T43_9">a</text:span><text:span text:style-name="T43_10"><text:s/></text:span><text:span text:style-name="T43_11">timer</text:span><text:span text:style-name="T43_12"><text:s/></text:span><text:span text:style-name="T43_13">in</text:span><text:span text:style-name="T43_14"><text:s/></text:span><text:span text:style-name="T43_15">OCTSEL</text:span><text:span text:style-name="T43_16">,<text:s/></text:span><text:span text:style-name="T43_17">enable</text:span><text:span text:style-name="T43_18"><text:s/></text:span><text:span text:style-name="T43_19">and</text:span><text:span text:style-name="T43_20"><text:s/></text:span><text:span text:style-name="T43_21">use</text:span><text:span text:style-name="T43_22"><text:s/></text:span><text:span text:style-name="T43_23">that</text:span><text:span text:style-name="T43_24"><text:s/></text:span><text:span text:style-name="T43_25">timer</text:span><text:span text:style-name="T43_26">’</text:span><text:span text:style-name="T43_27">s</text:span><text:span text:style-name="T43_28"><text:s/></text:span><text:span text:style-name="T43_29">interrupt</text:span></text:p>
            </text:list-item>
            <text:list-item>
              <text:p text:style-name="P44"><text:span text:style-name="T44_1">If</text:span><text:span text:style-name="T44_2"><text:s/></text:span><text:span text:style-name="T44_3">you</text:span><text:span text:style-name="T44_4"><text:s/></text:span><text:span text:style-name="T44_5">are</text:span><text:span text:style-name="T44_6"><text:s/></text:span><text:span text:style-name="T44_7">using</text:span><text:span text:style-name="T44_8"><text:s/></text:span><text:span text:style-name="T44_9">the</text:span><text:span text:style-name="T44_10"><text:s/></text:span><text:span text:style-name="T44_11">system</text:span><text:span text:style-name="T44_12"><text:s/></text:span><text:span text:style-name="T44_13">clock</text:span><text:span text:style-name="T44_14">,<text:s/></text:span><text:span text:style-name="T44_15">enable</text:span><text:span text:style-name="T44_16"><text:s/></text:span><text:span text:style-name="T44_17">and</text:span><text:span text:style-name="T44_18"><text:s/></text:span><text:span text:style-name="T44_19">use</text:span><text:span text:style-name="T44_20"><text:s/></text:span><text:span text:style-name="T44_21">the</text:span><text:span text:style-name="T44_22"><text:s/></text:span><text:span text:style-name="T44_23">OCx</text:span><text:span text:style-name="T44_24"><text:s/></text:span><text:span text:style-name="T44_25">interrupt</text:span></text:p>
            </text:list-item>
          </text:list>
        </text:list-item>
      </text:list>
      <text:p text:style-name="P45"/>
      <text:h text:style-name="P46" text:outline-level="10"><text:bookmark-start text:name="h.1oe2056qnw0e"/><text:bookmark-end text:name="h.1oe2056qnw0e"/><text:span text:style-name="T46_1">Disassembly</text:span><text:span text:style-name="T46_2">:</text:span></text:h>
      <text:list text:style-name="LS5" xml:id="list37">
        <text:list-item>
          <text:p text:style-name="P47"><text:span text:style-name="T47_1">To</text:span><text:span text:style-name="T47_2"><text:s/></text:span><text:span text:style-name="T47_3">view</text:span><text:span text:style-name="T47_4"><text:s/></text:span><text:span text:style-name="T47_5">assembly</text:span><text:span text:style-name="T47_6"><text:s/></text:span><text:span text:style-name="T47_7">code</text:span><text:span text:style-name="T47_8"><text:s/></text:span><text:span text:style-name="T47_9">for</text:span><text:span text:style-name="T47_10"><text:s/></text:span><text:span text:style-name="T47_11">a</text:span><text:span text:style-name="T47_12"><text:s/></text:span><text:span text:style-name="T47_13">c</text:span><text:span text:style-name="T47_14"><text:s/></text:span><text:span text:style-name="T47_15">function</text:span><text:span text:style-name="T47_16"><text:s/></text:span><text:span text:style-name="T47_17">in</text:span><text:span text:style-name="T47_18"><text:s/></text:span><text:span text:style-name="T47_19">MPLABX</text:span></text:p>
          <text:list>
            <text:list-item>
              <text:p text:style-name="P48"><text:span text:style-name="T48_1">Build</text:span><text:span text:style-name="T48_2"><text:s/></text:span><text:span text:style-name="T48_3">project</text:span></text:p>
            </text:list-item>
            <text:list-item>
              <text:p text:style-name="P49"><text:span text:style-name="T49_1">Window</text:span><text:span text:style-name="T49_2"><text:s/>-&gt;<text:s/></text:span><text:span text:style-name="T49_3">Output</text:span><text:span text:style-name="T49_4"><text:s/>-&gt;<text:s/></text:span><text:span text:style-name="T49_5">Disassembly</text:span><text:span text:style-name="T49_6"><text:s/></text:span><text:span text:style-name="T49_7">Listing</text:span><text:span text:style-name="T49_8"><text:s/></text:span><text:span text:style-name="T49_9">File</text:span></text:p>
            </text:list-item>
            <text:list-item>
              <text:p text:style-name="P50"><text:span text:style-name="T50_1">This</text:span><text:span text:style-name="T50_2"><text:s/></text:span><text:span text:style-name="T50_3">will</text:span><text:span text:style-name="T50_4"><text:s/></text:span><text:span text:style-name="T50_5">display</text:span><text:span text:style-name="T50_6"><text:s/></text:span><text:span text:style-name="T50_7">a</text:span><text:span text:style-name="T50_8"><text:s/></text:span><text:span text:style-name="T50_9">new</text:span><text:span text:style-name="T50_10"><text:s/></text:span><text:span text:style-name="T50_11">window</text:span><text:span text:style-name="T50_12"><text:s/></text:span><text:span text:style-name="T50_13">including</text:span><text:span text:style-name="T50_14"><text:s/></text:span><text:span text:style-name="T50_15">your</text:span><text:span text:style-name="T50_16"><text:s/></text:span><text:span text:style-name="T50_17">c</text:span><text:span text:style-name="T50_18"><text:s/></text:span><text:span text:style-name="T50_19">code</text:span><text:span text:style-name="T50_20"><text:s/></text:span><text:span text:style-name="T50_21">broken</text:span><text:span text:style-name="T50_22"><text:s/></text:span><text:span text:style-name="T50_23">down</text:span><text:span text:style-name="T50_24"><text:s/></text:span><text:span text:style-name="T50_25">by</text:span><text:span text:style-name="T50_26"><text:s/></text:span><text:span text:style-name="T50_27">line</text:span><text:span text:style-name="T50_28"><text:s/></text:span><text:span text:style-name="T50_29">with</text:span><text:span text:style-name="T50_30"><text:s/></text:span><text:span text:style-name="T50_31">the</text:span><text:span text:style-name="T50_32"><text:s/></text:span><text:span text:style-name="T50_33">associated</text:span><text:span text:style-name="T50_34"><text:s/></text:span><text:span text:style-name="T50_35">assembly</text:span><text:span text:style-name="T50_36"><text:s/></text:span><text:span text:style-name="T50_37">instructions</text:span><text:span text:style-name="T50_38"><text:s/></text:span><text:span text:style-name="T50_39">underneath</text:span><text:span text:style-name="T50_40">.</text:span></text:p>
            </text:list-item>
          </text:list>
        </text:list-item>
      </text:list>
      <text:p text:style-name="P51"><text:span text:style-name="T51_1"><text:tab/></text:span></text:p>
      <text:h text:style-name="P52" text:outline-level="10"><text:bookmark-start text:name="h.2fysa6wg8tr8"/><text:bookmark-end text:name="h.2fysa6wg8tr8"/><text:span text:style-name="T52_1">Defaults</text:span><text:span text:style-name="T52_2">:</text:span></text:h>
      <text:list text:style-name="LS6" xml:id="list41">
        <text:list-item>
          <text:p text:style-name="P53"><text:span text:style-name="T53_1">Oscillator</text:span><text:span text:style-name="T53_2"><text:s/>-<text:s/>8</text:span><text:span text:style-name="T53_3">MHz</text:span><text:span text:style-name="T53_4"><text:s/></text:span><text:span text:style-name="T53_5">FRCDIV</text:span></text:p>
        </text:list-item>
        <text:list-item>
          <text:p text:style-name="P54"><text:span text:style-name="T54_1">Oscillator</text:span><text:span text:style-name="T54_2"><text:s/></text:span><text:span text:style-name="T54_3">Postscaler</text:span><text:span text:style-name="T54_4"><text:s/>(_</text:span><text:span text:style-name="T54_5">RCDIV</text:span><text:span text:style-name="T54_6">)<text:s/>-<text:s/></text:span><text:span text:style-name="T54_7">divide</text:span><text:span text:style-name="T54_8"><text:s/></text:span><text:span text:style-name="T54_9">by</text:span><text:span text:style-name="T54_10"><text:s/>2</text:span></text:p>
        </text:list-item>
      </text:list>
      <text:p text:style-name="P55"/>
      <text:h text:style-name="P56" text:outline-level="10"><text:bookmark-start text:name="h.u2q7jrdff6sr"/><text:bookmark-end text:name="h.u2q7jrdff6sr"/><text:span text:style-name="T56_1">A</text:span><text:span text:style-name="T56_2">/</text:span><text:span text:style-name="T56_3">D</text:span><text:span text:style-name="T56_4"><text:s/></text:span><text:span text:style-name="T56_5">Conversion</text:span></text:h>
      <text:list text:style-name="LS7" xml:id="list43">
        <text:list-item>
          <text:p text:style-name="P57"><text:span text:style-name="T57_1">To</text:span><text:span text:style-name="T57_2"><text:s/></text:span><text:span text:style-name="T57_3">scan</text:span><text:span text:style-name="T57_4"><text:s/></text:span><text:span text:style-name="T57_5">multiple</text:span><text:span text:style-name="T57_6"><text:s/></text:span><text:span text:style-name="T57_7">channels</text:span><text:span text:style-name="T57_8"><text:s/></text:span><text:span text:style-name="T57_9">in</text:span><text:span text:style-name="T57_10"><text:s/></text:span><text:span text:style-name="T57_11">auto</text:span><text:span text:style-name="T57_12"><text:s/></text:span><text:span text:style-name="T57_13">convert</text:span><text:span text:style-name="T57_14"><text:s/></text:span><text:span text:style-name="T57_15">mode</text:span><text:span text:style-name="T57_16">:</text:span></text:p>
          <text:list>
            <text:list-item>
              <text:p text:style-name="P58"><text:span text:style-name="T58_1">_</text:span><text:span text:style-name="T58_2">SSRC</text:span><text:span text:style-name="T58_3"><text:s/></text:span><text:span text:style-name="T58_4">to</text:span><text:span text:style-name="T58_5"><text:s/></text:span><text:span text:style-name="T58_6">specify</text:span><text:span text:style-name="T58_7"><text:s/></text:span><text:span text:style-name="T58_8">auto</text:span><text:span text:style-name="T58_9"><text:s/></text:span><text:span text:style-name="T58_10">conversion</text:span></text:p>
            </text:list-item>
          </text:list>
          <text:list text:style-name="LS8" xml:id="list45">
            <text:list-item>
              <text:p text:style-name="P59"><text:span text:style-name="T59_1">_</text:span><text:span text:style-name="T59_2">ASAM</text:span><text:span text:style-name="T59_3"><text:s/></text:span><text:span text:style-name="T59_4">set</text:span><text:span text:style-name="T59_5"><text:s/></text:span><text:span text:style-name="T59_6">for</text:span><text:span text:style-name="T59_7"><text:s/></text:span><text:span text:style-name="T59_8">auto</text:span><text:span text:style-name="T59_9"><text:s/></text:span><text:span text:style-name="T59_10">sampling</text:span></text:p>
            </text:list-item>
            <text:list-item>
              <text:p text:style-name="P60"><text:span text:style-name="T60_1">AD</text:span><text:span text:style-name="T60_2">1</text:span><text:span text:style-name="T60_3">CSSL</text:span><text:span text:style-name="T60_4"><text:s/></text:span><text:span text:style-name="T60_5">selects</text:span><text:span text:style-name="T60_6"><text:s/></text:span><text:span text:style-name="T60_7">which</text:span><text:span text:style-name="T60_8"><text:s/></text:span><text:span text:style-name="T60_9">channels</text:span><text:span text:style-name="T60_10"><text:s/></text:span><text:span text:style-name="T60_11">to</text:span><text:span text:style-name="T60_12"><text:s/></text:span><text:span text:style-name="T60_13">scan</text:span></text:p>
            </text:list-item>
            <text:list-item>
              <text:p text:style-name="P61"><text:span text:style-name="T61_1">_</text:span><text:span text:style-name="T61_2">BUFREGEN</text:span><text:span text:style-name="T61_3"><text:s/></text:span><text:span text:style-name="T61_4">selects</text:span><text:span text:style-name="T61_5"><text:s/></text:span><text:span text:style-name="T61_6">whether</text:span><text:span text:style-name="T61_7"><text:s/></text:span><text:span text:style-name="T61_8">to</text:span><text:span text:style-name="T61_9"><text:s/></text:span><text:span text:style-name="T61_10">use</text:span><text:span text:style-name="T61_11"><text:s/></text:span><text:span text:style-name="T61_12">FIFO</text:span><text:span text:style-name="T61_13"><text:s/></text:span><text:span text:style-name="T61_14">mode</text:span><text:span text:style-name="T61_15"><text:s/></text:span><text:span text:style-name="T61_16">or</text:span><text:span text:style-name="T61_17"><text:s/></text:span><text:span text:style-name="T61_18">channel</text:span><text:span text:style-name="T61_19"><text:s/></text:span><text:span text:style-name="T61_20">indexed</text:span><text:span text:style-name="T61_21"><text:s/></text:span><text:span text:style-name="T61_22">mode</text:span><text:span text:style-name="T61_23"><text:s/>(</text:span><text:span text:style-name="T61_24">AN</text:span><text:span text:style-name="T61_25">1<text:s/></text:span><text:span text:style-name="T61_26">stored</text:span><text:span text:style-name="T61_27"><text:s/></text:span><text:span text:style-name="T61_28">in</text:span><text:span text:style-name="T61_29"><text:s/></text:span><text:span text:style-name="T61_30">ADC</text:span><text:span text:style-name="T61_31">1</text:span><text:span text:style-name="T61_32">BUF</text:span><text:span text:style-name="T61_33">1,<text:s/></text:span><text:span text:style-name="T61_34">AN</text:span><text:span text:style-name="T61_35">2<text:s/></text:span><text:span text:style-name="T61_36">stored</text:span><text:span text:style-name="T61_37"><text:s/></text:span><text:span text:style-name="T61_38">in</text:span><text:span text:style-name="T61_39"><text:s/></text:span><text:span text:style-name="T61_40">ADC</text:span><text:span text:style-name="T61_41">1</text:span><text:span text:style-name="T61_42">BUF</text:span><text:span text:style-name="T61_43">2,<text:s/></text:span><text:span text:style-name="T61_44">etc</text:span><text:span text:style-name="T61_45">.)</text:span></text:p>
            </text:list-item>
            <text:list-item>
              <text:p text:style-name="P62"><text:span text:style-name="T62_1">_</text:span><text:span text:style-name="T62_2">CSCNA</text:span><text:span text:style-name="T62_3"><text:s/></text:span><text:span text:style-name="T62_4">set</text:span><text:span text:style-name="T62_5"><text:s/></text:span><text:span text:style-name="T62_6">to</text:span><text:span text:style-name="T62_7"><text:s/></text:span><text:span text:style-name="T62_8">scan</text:span><text:span text:style-name="T62_9"><text:s/></text:span><text:span text:style-name="T62_10">channels</text:span><text:span text:style-name="T62_11"><text:s/></text:span><text:span text:style-name="T62_12">specified</text:span><text:span text:style-name="T62_13"><text:s/></text:span><text:span text:style-name="T62_14">in</text:span><text:span text:style-name="T62_15"><text:s/></text:span><text:span text:style-name="T62_16">AD</text:span><text:span text:style-name="T62_17">1</text:span><text:span text:style-name="T62_18">CSSL</text:span><text:span text:style-name="T62_19"><text:s/></text:span><text:span text:style-name="T62_20">instead</text:span><text:span text:style-name="T62_21"><text:s/></text:span><text:span text:style-name="T62_22">of</text:span><text:span text:style-name="T62_23"><text:s/></text:span><text:span text:style-name="T62_24">CH</text:span><text:span text:style-name="T62_25">0</text:span><text:span text:style-name="T62_26">SA</text:span><text:span text:style-name="T62_27"><text:s/></text:span><text:span text:style-name="T62_28">bits</text:span></text:p>
            </text:list-item>
            <text:list-item>
              <text:p text:style-name="P63"><text:span text:style-name="T63_1">_</text:span><text:span text:style-name="T63_2">ALTS</text:span><text:span text:style-name="T63_3"><text:s/>=<text:s/>0<text:s/></text:span><text:span text:style-name="T63_4">to</text:span><text:span text:style-name="T63_5"><text:s/></text:span><text:span text:style-name="T63_6">sample</text:span><text:span text:style-name="T63_7"><text:s/></text:span><text:span text:style-name="T63_8">MUXA</text:span><text:span text:style-name="T63_9"><text:s/></text:span><text:span text:style-name="T63_10">only</text:span></text:p>
            </text:list-item>
            <text:list-item>
              <text:p text:style-name="P64"><text:span text:style-name="T64_1">_</text:span><text:span text:style-name="T64_2">SMPI</text:span><text:span text:style-name="T64_3"><text:s/>=<text:s/></text:span><text:span text:style-name="T64_4">X</text:span><text:span text:style-name="T64_5"><text:s/></text:span><text:span text:style-name="T64_6">to</text:span><text:span text:style-name="T64_7"><text:s/></text:span><text:span text:style-name="T64_8">specify</text:span><text:span text:style-name="T64_9"><text:s/></text:span><text:span text:style-name="T64_10">when</text:span><text:span text:style-name="T64_11"><text:s/></text:span><text:span text:style-name="T64_12">interrupts</text:span><text:span text:style-name="T64_13"><text:s/></text:span><text:span text:style-name="T64_14">occur</text:span><text:span text:style-name="T64_15">.<text:s/></text:span><text:span text:style-name="T64_16">When</text:span><text:span text:style-name="T64_17"><text:s/></text:span><text:span text:style-name="T64_18">sampling</text:span><text:span text:style-name="T64_19"><text:s/></text:span><text:span text:style-name="T64_20">two</text:span><text:span text:style-name="T64_21"><text:s/></text:span><text:span text:style-name="T64_22">channels</text:span><text:span text:style-name="T64_23">,<text:s/></text:span><text:span text:style-name="T64_24">for</text:span><text:span text:style-name="T64_25"><text:s/></text:span><text:span text:style-name="T64_26">example</text:span><text:span text:style-name="T64_27">,<text:s/></text:span><text:span text:style-name="T64_28">interrupts</text:span><text:span text:style-name="T64_29"><text:s/></text:span><text:span text:style-name="T64_30">should</text:span><text:span text:style-name="T64_31"><text:s/></text:span><text:span text:style-name="T64_32">occur</text:span><text:span text:style-name="T64_33"><text:s/></text:span><text:span text:style-name="T64_34">at</text:span><text:span text:style-name="T64_35"><text:s/></text:span><text:span text:style-name="T64_36">every</text:span><text:span text:style-name="T64_37"><text:s/></text:span><text:span text:style-name="T64_38">other</text:span><text:span text:style-name="T64_39"><text:s/></text:span><text:span text:style-name="T64_40">sample</text:span><text:span text:style-name="T64_41">.</text:span></text:p>
            </text:list-item>
          </text:list>
        </text:list-item>
      </text:list>
      <text:p text:style-name="P65"/>
      <text:h text:style-name="P66" text:outline-level="10"><text:bookmark-start text:name="h.nx97q3n825p"/><text:bookmark-end text:name="h.nx97q3n825p"/><text:span text:style-name="T66_1">MPLAB</text:span><text:span text:style-name="T66_2"><text:s/></text:span><text:span text:style-name="T66_3">and</text:span><text:span text:style-name="T66_4"><text:s/></text:span><text:span text:style-name="T66_5">PICkit</text:span></text:h>
      <text:list text:style-name="LS9" xml:id="list51">
        <text:list-item>
          <text:p text:style-name="P67"><text:span text:style-name="T67_1">You</text:span><text:span text:style-name="T67_2"><text:s/></text:span><text:span text:style-name="T67_3">can</text:span><text:span text:style-name="T67_4"><text:s/></text:span><text:span text:style-name="T67_5">manually</text:span><text:span text:style-name="T67_6"><text:s/></text:span><text:span text:style-name="T67_7">create</text:span><text:span text:style-name="T67_8"><text:s/></text:span><text:span text:style-name="T67_9">a</text:span><text:span text:style-name="T67_10"><text:s/></text:span><text:span text:style-name="T67_11">collapsible</text:span><text:span text:style-name="T67_12"><text:s/></text:span><text:span text:style-name="T67_13">section</text:span><text:span text:style-name="T67_14"><text:s/></text:span><text:span text:style-name="T67_15">of</text:span><text:span text:style-name="T67_16"><text:s/></text:span><text:span text:style-name="T67_17">code</text:span><text:span text:style-name="T67_18"><text:s/></text:span><text:span text:style-name="T67_19">by</text:span><text:span text:style-name="T67_20"><text:s/></text:span><text:span text:style-name="T67_21">typing</text:span><text:span text:style-name="T67_22">:<text:line-break/><text:tab/></text:span><text:span text:style-name="T67_23">fcom</text:span><text:span text:style-name="T67_24"><text:s/>+<text:s/>&lt;</text:span><text:span text:style-name="T67_25">Tab</text:span><text:span text:style-name="T67_26">&gt;</text:span></text:p>
        </text:list-item>
        <text:list-item>
          <text:p text:style-name="P68"><text:span text:style-name="T68_1">To</text:span><text:span text:style-name="T68_2"><text:s/></text:span><text:span text:style-name="T68_3">change</text:span><text:span text:style-name="T68_4"><text:s/></text:span><text:span text:style-name="T68_5">which</text:span><text:span text:style-name="T68_6"><text:s/></text:span><text:span text:style-name="T68_7">set</text:span><text:span text:style-name="T68_8"><text:s/></text:span><text:span text:style-name="T68_9">of</text:span><text:span text:style-name="T68_10"><text:s/></text:span><text:span text:style-name="T68_11">programming</text:span><text:span text:style-name="T68_12"><text:s/></text:span><text:span text:style-name="T68_13">pins</text:span><text:span text:style-name="T68_14"><text:s/></text:span><text:span text:style-name="T68_15">on</text:span><text:span text:style-name="T68_16"><text:s/></text:span><text:span text:style-name="T68_17">the</text:span><text:span text:style-name="T68_18"><text:s/></text:span><text:span text:style-name="T68_19">PIC</text:span><text:span text:style-name="T68_20"><text:s/></text:span><text:span text:style-name="T68_21">are</text:span><text:span text:style-name="T68_22"><text:s/></text:span><text:span text:style-name="T68_23">used</text:span><text:span text:style-name="T68_24"><text:s/></text:span><text:span text:style-name="T68_25">insert</text:span><text:span text:style-name="T68_26"><text:s/></text:span><text:span text:style-name="T68_27">the</text:span><text:span text:style-name="T68_28"><text:s/></text:span><text:span text:style-name="T68_29">following</text:span><text:span text:style-name="T68_30"><text:s/></text:span><text:span text:style-name="T68_31">outside</text:span><text:span text:style-name="T68_32"><text:s/></text:span><text:span text:style-name="T68_33">your</text:span><text:span text:style-name="T68_34"><text:s/></text:span><text:span text:style-name="T68_35">main</text:span><text:span text:style-name="T68_36"><text:s/></text:span><text:span text:style-name="T68_37">function</text:span><text:span text:style-name="T68_38">:<text:line-break/><text:tab/>_</text:span><text:span text:style-name="T68_39">FICD</text:span><text:span text:style-name="T68_40">(</text:span><text:span text:style-name="T68_41">ICS</text:span><text:span text:style-name="T68_42">_</text:span><text:span text:style-name="T68_43">PGx</text:span><text:span text:style-name="T68_44">1);<text:line-break/></text:span><text:span text:style-name="T68_45">Where</text:span><text:span text:style-name="T68_46"><text:s/></text:span><text:span text:style-name="T68_47">you</text:span><text:span text:style-name="T68_48"><text:s/></text:span><text:span text:style-name="T68_49">replace</text:span><text:span text:style-name="T68_50"><text:s/></text:span><text:span text:style-name="T68_51">the</text:span><text:span text:style-name="T68_52"><text:s/>‘1’<text:s/></text:span><text:span text:style-name="T68_53">with</text:span><text:span text:style-name="T68_54"><text:s/></text:span><text:span text:style-name="T68_55">the</text:span><text:span text:style-name="T68_56"><text:s/></text:span><text:span text:style-name="T68_57">number</text:span><text:span text:style-name="T68_58"><text:s/></text:span><text:span text:style-name="T68_59">of</text:span><text:span text:style-name="T68_60"><text:s/></text:span><text:span text:style-name="T68_61">the</text:span><text:span text:style-name="T68_62"><text:s/></text:span><text:span text:style-name="T68_63">pin</text:span><text:span text:style-name="T68_64"><text:s/></text:span><text:span text:style-name="T68_65">pair</text:span><text:span text:style-name="T68_66"><text:s/></text:span><text:span text:style-name="T68_67">you</text:span><text:span text:style-name="T68_68"><text:s/></text:span><text:span text:style-name="T68_69">wish</text:span><text:span text:style-name="T68_70"><text:s/></text:span><text:span text:style-name="T68_71">to</text:span><text:span text:style-name="T68_72"><text:s/></text:span><text:span text:style-name="T68_73">use</text:span><text:span text:style-name="T68_7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